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42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993cm" fo:break-before="auto" style:use-optimal-row-height="true"/>
    </style:style>
    <style:style style:name="ro4" style:family="table-row">
      <style:table-row-properties style:row-height="1.286cm" fo:break-before="auto" style:use-optimal-row-height="true"/>
    </style:style>
    <style:style style:name="ro5" style:family="table-row">
      <style:table-row-properties style:row-height="1.374cm" fo:break-before="auto" style:use-optimal-row-height="false"/>
    </style:style>
    <style:style style:name="ro6" style:family="table-row">
      <style:table-row-properties style:row-height="1.813cm" fo:break-before="auto" style:use-optimal-row-height="true"/>
    </style:style>
    <style:style style:name="ro7" style:family="table-row">
      <style:table-row-properties style:row-height="1.374cm" fo:break-before="auto" style:use-optimal-row-height="true"/>
    </style:style>
    <style:style style:name="ro8" style:family="table-row">
      <style:table-row-properties style:row-height="1.286cm" fo:break-before="auto" style:use-optimal-row-height="false"/>
    </style:style>
    <style:style style:name="ro9" style:family="table-row">
      <style:table-row-properties style:row-height="0.935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453cm" fo:break-before="auto" style:use-optimal-row-height="false"/>
    </style:style>
    <style:style style:name="ro13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1.236cm" fo:break-before="auto" style:use-optimal-row-height="true"/>
    </style:style>
    <style:style style:name="ro15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0.815cm" fo:break-before="auto" style:use-optimal-row-height="true"/>
    </style:style>
    <style:style style:name="ro17" style:family="table-row">
      <style:table-row-properties style:row-height="1.316cm" fo:break-before="auto" style:use-optimal-row-height="true"/>
    </style:style>
    <style:style style:name="ro18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Arial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C158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c9900" fo:border="0.002cm solid #000000"/>
    </style:style>
    <style:style style:name="ce22" style:family="table-cell" style:parent-style-name="Default">
      <style:table-cell-properties fo:background-color="#ffff00" fo:border="0.002cm solid #000000"/>
    </style:style>
    <style:style style:name="ce23" style:family="table-cell" style:parent-style-name="Default">
      <style:table-cell-properties style:text-align-source="value-type" style:repeat-content="false" fo:border="0.002cm solid #000000"/>
      <style:paragraph-properties fo:margin-left="0cm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style:text-align-source="value-type" style:repeat-content="false"/>
      <style:paragraph-properties fo:margin-left="0cm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2" table:default-cell-style-name="ce8"/>
        <table:table-column table:style-name="co5" table:default-cell-style-name="ce26"/>
        <table:table-column table:style-name="co5" table:number-columns-repeated="2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5" table:number-columns-repeated="2"/>
          <table:table-cell table:style-name="ce25" office:value-type="string">
            <text:p>GPS</text:p>
          </table:table-cell>
          <table:table-cell table:style-name="ce25" office:value-type="string">
            <text:p>concate</text:p>
          </table:table-cell>
          <table:table-cell table:style-name="ce25"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7-27_11-17-11_000.jpg</text:p>
          </table:table-cell>
          <table:table-cell table:style-name="ce5" office:value-type="string">
            <text:p>:m 食べた物　間食 / 味噌スープ</text:p>
          </table:table-cell>
          <table:table-cell table:style-name="ce8"/>
          <table:table-cell/>
          <table:table-cell office:value-type="string">
            <text:p>N-35-35-23.96 E-139-34-49.11</text:p>
          </table:table-cell>
          <table:table-cell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2019-07-27_12-19-41_000.jpg</text:p>
          </table:table-cell>
          <table:table-cell office:value-type="string">
            <text:p>:m music / log / guitar / s.1:R=1,arpeggio,k.F</text:p>
          </table:table-cell>
          <table:table-cell table:style-name="ce8"/>
          <table:table-cell/>
          <table:table-cell office:value-type="string">
            <text:p>N-35-35-29.34 E-139-34-48.94</text:p>
          </table:table-cell>
          <table:table-cell table:formula="of:=IF([.E3]=&quot;&quot;;[.C3];CONCATENATE([.C3];&quot; / &quot;;[.E3]))" office:value-type="string" office:string-value=":m music / log / guitar / s.1:R=1,arpeggio,k.F">
            <text:p>:m music / log / guitar / s.1:R=1,arpeggio,k.F</text:p>
          </table:table-cell>
          <table:table-cell table:style-name="ce8"/>
          <table:table-cell table:style-name="ce2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7" office:value-type="string">
            <text:p>2019-07-27_12-59-44_000.jpg</text:p>
          </table:table-cell>
          <table:table-cell office:value-type="string">
            <text:p>:PHOTO 記録 / @自室　/ 食べたもの / 「しっとりバー」（大森商店）　お菓子</text:p>
          </table:table-cell>
          <table:table-cell table:style-name="ce10"/>
          <table:table-cell/>
          <table:table-cell office:value-type="string">
            <text:p>N-35-35-24.3 E-139-34-49.05</text:p>
          </table:table-cell>
          <table:table-cell table:formula="of:=IF([.E4]=&quot;&quot;;[.C4];CONCATENATE([.C4];&quot; / &quot;;[.E4]))" office:value-type="string" office:string-value=":PHOTO 記録 / @自室　/ 食べたもの / 「しっとりバー」（大森商店）　お菓子">
            <text:p>:PHOTO 記録 / @自室　/ 食べたもの / 「しっとりバー」（大森商店）　お菓子</text:p>
          </table:table-cell>
          <table:table-cell table:style-name="ce8"/>
          <table:table-cell table:style-name="ce2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7" office:value-type="string">
            <text:p>2019-07-27_12-59-48_000.jpg</text:p>
          </table:table-cell>
          <table:table-cell office:value-type="string">
            <text:p>:PHOTO 記録 / @自室　/ 食べたもの / 「しっとりバー」（大森商店）　お菓子</text:p>
          </table:table-cell>
          <table:table-cell table:style-name="ce11"/>
          <table:table-cell/>
          <table:table-cell office:value-type="string">
            <text:p>N-35-35-28.44 E-139-34-50.42</text:p>
          </table:table-cell>
          <table:table-cell table:formula="of:=IF([.E5]=&quot;&quot;;[.C5];CONCATENATE([.C5];&quot; / &quot;;[.E5]))" office:value-type="string" office:string-value=":PHOTO 記録 / @自室　/ 食べたもの / 「しっとりバー」（大森商店）　お菓子">
            <text:p>:PHOTO 記録 / @自室　/ 食べたもの / 「しっとりバー」（大森商店）　お菓子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7" office:value-type="string">
            <text:p>2019-07-27_15-32-28_000.jpg</text:p>
          </table:table-cell>
          <table:table-cell office:value-type="string">
            <text:p>:bookmemo / 読んだ本 / 『やさしい身近な自然観察図鑑　昆虫』 / 著者=坂田大輔</text:p>
          </table:table-cell>
          <table:table-cell table:style-name="ce11"/>
          <table:table-cell/>
          <table:table-cell office:value-type="string">
            <text:p>N-35-35-28.4 E-139-34-49.32</text:p>
          </table:table-cell>
          <table:table-cell table:formula="of:=IF([.E6]=&quot;&quot;;[.C6];CONCATENATE([.C6];&quot; / &quot;;[.E6]))" office:value-type="string" office:string-value=":bookmemo / 読んだ本 / 『やさしい身近な自然観察図鑑　昆虫』 / 著者=坂田大輔">
            <text:p>:bookmemo / 読んだ本 / 『やさしい身近な自然観察図鑑　昆虫』 / 著者=坂田大輔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7" office:value-type="string">
            <text:p>2019-07-27_17-54-41_000.jpg</text:p>
          </table:table-cell>
          <table:table-cell office:value-type="string">
            <text:p>:m 1*1 RES / 245 / 『江戸時代の先覚者たち』　山本七平 / p.27</text:p>
          </table:table-cell>
          <table:table-cell table:style-name="ce9"/>
          <table:table-cell/>
          <table:table-cell office:value-type="string">
            <text:p>N-35-35-28.56 E-139-34-49.32</text:p>
          </table:table-cell>
          <table:table-cell table:formula="of:=IF([.E7]=&quot;&quot;;[.C7];CONCATENATE([.C7];&quot; / &quot;;[.E7]))" office:value-type="string" office:string-value=":m 1*1 RES / 245 / 『江戸時代の先覚者たち』　山本七平 / p.27">
            <text:p>:m 1*1 RES / 245 / 『江戸時代の先覚者たち』　山本七平 / p.27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7" office:value-type="string">
            <text:p>2019-07-27_17-54-55_000.jpg</text:p>
          </table:table-cell>
          <table:table-cell table:style-name="ce5" office:value-type="string">
            <text:p>:m :lets / action activity / やること / 空手体操、始めよう</text:p>
          </table:table-cell>
          <table:table-cell table:style-name="ce10"/>
          <table:table-cell/>
          <table:table-cell office:value-type="string">
            <text:p>N-35-35-28.63 E-139-34-49.38</text:p>
          </table:table-cell>
          <table:table-cell table:formula="of:=IF([.E8]=&quot;&quot;;[.C8];CONCATENATE([.C8];&quot; / &quot;;[.E8]))" office:value-type="string" office:string-value=":m :lets / action activity / やること / 空手体操、始めよう">
            <text:p>:m :lets / action activity / やること / 空手体操、始めよう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7" office:value-type="string">
            <text:p>2019-07-27_17-55-27_000.jpg</text:p>
          </table:table-cell>
          <table:table-cell table:style-name="ce5" office:value-type="string">
            <text:p>:m :th / 自分の親との関連を消しておきたいという、心理的な反応</text:p>
          </table:table-cell>
          <table:table-cell table:style-name="ce9"/>
          <table:table-cell/>
          <table:table-cell office:value-type="string">
            <text:p>N-35-35-28.45 E-139-34-49.54</text:p>
          </table:table-cell>
          <table:table-cell table:formula="of:=IF([.E9]=&quot;&quot;;[.C9];CONCATENATE([.C9];&quot; / &quot;;[.E9]))" office:value-type="string" office:string-value=":m :th / 自分の親との関連を消しておきたいという、心理的な反応">
            <text:p>:m :th / 自分の親との関連を消しておきたいという、心理的な反応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7" office:value-type="string">
            <text:p>2019-07-27_17-55-39_000.jpg</text:p>
          </table:table-cell>
          <table:table-cell office:value-type="string">
            <text:p>:i FX / prog / volatileの程度に応じて、SL、TPのvalを変える</text:p>
          </table:table-cell>
          <table:table-cell table:style-name="ce11"/>
          <table:table-cell/>
          <table:table-cell office:value-type="string">
            <text:p>N-35-35-28.42 E-139-34-49.49</text:p>
          </table:table-cell>
          <table:table-cell table:formula="of:=IF([.E10]=&quot;&quot;;[.C10];CONCATENATE([.C10];&quot; / &quot;;[.E10]))" office:value-type="string" office:string-value=":i FX / prog / volatileの程度に応じて、SL、TPのvalを変える">
            <text:p>:i FX / prog / volatileの程度に応じて、SL、TPのvalを変える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7" office:value-type="string">
            <text:p>2019-07-27_17-55-52_000.jpg</text:p>
          </table:table-cell>
          <table:table-cell office:value-type="string">
            <text:p>:m 1*1 other / コレポン / to.蛇口さん　ペガスス / 前日連絡</text:p>
          </table:table-cell>
          <table:table-cell table:style-name="ce9"/>
          <table:table-cell/>
          <table:table-cell office:value-type="string">
            <text:p>N-35-35-28.45 E-139-34-49.43</text:p>
          </table:table-cell>
          <table:table-cell table:formula="of:=IF([.E11]=&quot;&quot;;[.C11];CONCATENATE([.C11];&quot; / &quot;;[.E11]))" office:value-type="string" office:string-value=":m 1*1 other / コレポン / to.蛇口さん　ペガスス / 前日連絡">
            <text:p>:m 1*1 other / コレポン / to.蛇口さん　ペガスス / 前日連絡</text:p>
          </table:table-cell>
          <table:table-cell table:style-name="ce8" office:value-type="string">
            <text:p>)</text:p>
          </table:table-cell>
          <table:table-cell table:style-name="ce25" office:value-type="string">
            <text:p>N-35-35-28.64 E-139-34-49.65</text:p>
          </table:table-cell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7" office:value-type="string">
            <text:p>2019-07-27_20-39-07_000.jpg</text:p>
          </table:table-cell>
          <table:table-cell office:value-type="string">
            <text:p>:m 食べた物</text:p>
          </table:table-cell>
          <table:table-cell table:style-name="ce8"/>
          <table:table-cell/>
          <table:table-cell office:value-type="string">
            <text:p>N-35-35-24.71 E-139-34-49.16</text:p>
          </table:table-cell>
          <table:table-cell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7" office:value-type="string">
            <text:p>2019-07-27_22-44-21_000.png</text:p>
          </table:table-cell>
          <table:table-cell office:value-type="string">
            <text:p>:m :PHOTO 寝た時刻 / 2019</text:p>
          </table:table-cell>
          <table:table-cell table:style-name="ce8"/>
          <table:table-cell/>
          <table:table-cell/>
          <table:table-cell table:formula="of:=IF([.E13]=&quot;&quot;;[.C13];CONCATENATE([.C13];&quot; / &quot;;[.E13]))" office:value-type="string" office:string-value=":m :PHOTO 寝た時刻 / 2019">
            <text:p>:m :PHOTO 寝た時刻 / 2019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7" office:value-type="string">
            <text:p>2019-07-28_04-17-46_000.jpg</text:p>
          </table:table-cell>
          <table:table-cell table:style-name="ce11" office:value-type="string">
            <text:p>:m :PHOTO 起きた時刻 / 2019</text:p>
          </table:table-cell>
          <table:table-cell table:style-name="ce8"/>
          <table:table-cell/>
          <table:table-cell office:value-type="string">
            <text:p>N-35-35-28.74 E-139-34-50.42</text:p>
          </table:table-cell>
          <table:table-cell table:formula="of:=IF([.E14]=&quot;&quot;;[.C14];CONCATENATE([.C14];&quot; / &quot;;[.E14]))" office:value-type="string" office:string-value=":m :PHOTO 起きた時刻 / 2019">
            <text:p>:m :PHOTO 起きた時刻 / 2019</text:p>
          </table:table-cell>
          <table:table-cell table:style-name="ce8"/>
          <table:table-cell table:style-name="ce25"/>
        </table:table-row>
        <table:table-row table:style-name="ro6">
          <table:table-cell table:style-name="ce2" office:value-type="float" office:value="14">
            <text:p>14</text:p>
          </table:table-cell>
          <table:table-cell table:style-name="ce7" office:value-type="string">
            <text:p>2019-07-28_04-40-14_000.jpg</text:p>
          </table:table-cell>
          <table:table-cell office:value-type="string">
            <text:p>:m Other / 持っていくもの　持ち物、準備、リスト / ペガスス / 再び行く時 / N-35-35-28.57 E-139-34-49.27</text:p>
          </table:table-cell>
          <table:table-cell table:style-name="ce8"/>
          <table:table-cell table:formula="of:=[.F15]" office:value-type="string" office:string-value="N-35-35-28.57 E-139-34-49.27">
            <text:p>N-35-35-28.57 E-139-34-49.27</text:p>
          </table:table-cell>
          <table:table-cell office:value-type="string">
            <text:p>N-35-35-28.57 E-139-34-49.27</text:p>
          </table:table-cell>
          <table:table-cell table:formula="of:=IF([.E15]=&quot;&quot;;[.C15];CONCATENATE([.C15];&quot; / &quot;;[.E15]))" office:value-type="string" office:string-value=":m Other / 持っていくもの　持ち物、準備、リスト / ペガスス / 再び行く時 / N-35-35-28.57 E-139-34-49.27 / N-35-35-28.57 E-139-34-49.27">
            <text:p>:m Other / 持っていくもの　持ち物、準備、リスト / ペガスス / 再び行く時 / N-35-35-28.57 E-139-34-49.27 / N-35-35-28.57 E-139-34-49.27</text:p>
          </table:table-cell>
          <table:table-cell table:style-name="ce8"/>
          <table:table-cell table:style-name="ce25"/>
        </table:table-row>
        <table:table-row table:style-name="ro6">
          <table:table-cell table:style-name="ce2" office:value-type="float" office:value="15">
            <text:p>15</text:p>
          </table:table-cell>
          <table:table-cell table:style-name="ce7" office:value-type="string">
            <text:p>2019-07-28_04-40-17_000.jpg</text:p>
          </table:table-cell>
          <table:table-cell office:value-type="string">
            <text:p>:m Other / 持っていくもの　持ち物、準備、リスト / ペガスス / 再び行く時 / N-35-35-28.57 E-139-34-49.27</text:p>
          </table:table-cell>
          <table:table-cell table:style-name="ce8"/>
          <table:table-cell table:formula="of:=[.F16]" office:value-type="string" office:string-value="N-35-35-28.57 E-139-34-49.27">
            <text:p>N-35-35-28.57 E-139-34-49.27</text:p>
          </table:table-cell>
          <table:table-cell office:value-type="string">
            <text:p>N-35-35-28.57 E-139-34-49.27</text:p>
          </table:table-cell>
          <table:table-cell table:formula="of:=IF([.E16]=&quot;&quot;;[.C16];CONCATENATE([.C16];&quot; / &quot;;[.E16]))" office:value-type="string" office:string-value=":m Other / 持っていくもの　持ち物、準備、リスト / ペガスス / 再び行く時 / N-35-35-28.57 E-139-34-49.27 / N-35-35-28.57 E-139-34-49.27">
            <text:p>:m Other / 持っていくもの　持ち物、準備、リスト / ペガスス / 再び行く時 / N-35-35-28.57 E-139-34-49.27 / N-35-35-28.57 E-139-34-49.27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7" office:value-type="string">
            <text:p>2019-07-28_05-19-09_000.jpg</text:p>
          </table:table-cell>
          <table:table-cell office:value-type="string">
            <text:p>:m 食べた物　間食 / 味噌スープ</text:p>
          </table:table-cell>
          <table:table-cell table:style-name="ce8"/>
          <table:table-cell/>
          <table:table-cell office:value-type="string">
            <text:p>N-35-35-21.12 E-139-34-48.39</text:p>
          </table:table-cell>
          <table:table-cell table:formula="of:=IF([.E17]=&quot;&quot;;[.C17];CONCATENATE([.C17];&quot; / &quot;;[.E17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25"/>
        </table:table-row>
        <table:table-row table:style-name="ro7">
          <table:table-cell table:style-name="ce2" office:value-type="float" office:value="17">
            <text:p>17</text:p>
          </table:table-cell>
          <table:table-cell table:style-name="ce8" office:value-type="string">
            <text:p>2019-07-28_05-40-52_000.jpg</text:p>
          </table:table-cell>
          <table:table-cell office:value-type="string">
            <text:p>:PHOTO 記録 / @自宅、車庫　/ ペガスス / 出発時間 / N-35-35-28.45 E-139-34-50.09</text:p>
          </table:table-cell>
          <table:table-cell table:style-name="ce8"/>
          <table:table-cell table:formula="of:=[.F18]" office:value-type="string" office:string-value="N-35-35-28.45 E-139-34-50.09">
            <text:p>N-35-35-28.45 E-139-34-50.09</text:p>
          </table:table-cell>
          <table:table-cell office:value-type="string">
            <text:p>N-35-35-28.45 E-139-34-50.09</text:p>
          </table:table-cell>
          <table:table-cell table:formula="of:=IF([.E18]=&quot;&quot;;[.C18];CONCATENATE([.C18];&quot; / &quot;;[.E18]))" office:value-type="string" office:string-value=":PHOTO 記録 / @自宅、車庫　/ ペガスス / 出発時間 / N-35-35-28.45 E-139-34-50.09 / N-35-35-28.45 E-139-34-50.09">
            <text:p>:PHOTO 記録 / @自宅、車庫　/ ペガスス / 出発時間 / N-35-35-28.45 E-139-34-50.09 / N-35-35-28.45 E-139-34-50.09</text:p>
          </table:table-cell>
          <table:table-cell table:style-name="ce25" table:number-columns-repeated="2"/>
        </table:table-row>
        <table:table-row table:style-name="ro6">
          <table:table-cell table:style-name="ce2" office:value-type="float" office:value="18">
            <text:p>18</text:p>
          </table:table-cell>
          <table:table-cell table:style-name="ce9" office:value-type="string">
            <text:p>2019-07-28_06-40-03_000.jpg</text:p>
          </table:table-cell>
          <table:table-cell office:value-type="string">
            <text:p>:PHOTO 面白いもの / @中央林間駅（小田急）、ホーム / 記録用 / 人がいない / N-35-30-31.92 E-139-26-46.09</text:p>
          </table:table-cell>
          <table:table-cell table:style-name="ce8"/>
          <table:table-cell table:formula="of:=[.F19]" office:value-type="string" office:string-value="N-35-30-31.92 E-139-26-46.09">
            <text:p>N-35-30-31.92 E-139-26-46.09</text:p>
          </table:table-cell>
          <table:table-cell office:value-type="string">
            <text:p>N-35-30-31.92 E-139-26-46.09</text:p>
          </table:table-cell>
          <table:table-cell table:formula="of:=IF([.E19]=&quot;&quot;;[.C19];CONCATENATE([.C19];&quot; / &quot;;[.E19]))" office:value-type="string" office:string-value=":PHOTO 面白いもの / @中央林間駅（小田急）、ホーム / 記録用 / 人がいない / N-35-30-31.92 E-139-26-46.09 / N-35-30-31.92 E-139-26-46.09">
            <text:p>:PHOTO 面白いもの / @中央林間駅（小田急）、ホーム / 記録用 / 人がいない / N-35-30-31.92 E-139-26-46.09 / N-35-30-31.92 E-139-26-46.09</text:p>
          </table:table-cell>
          <table:table-cell table:style-name="ce25" table:number-columns-repeated="2"/>
        </table:table-row>
        <table:table-row table:style-name="ro8">
          <table:table-cell table:style-name="ce2" office:value-type="float" office:value="19">
            <text:p>19</text:p>
          </table:table-cell>
          <table:table-cell table:style-name="ce9" office:value-type="string">
            <text:p>2019-07-28_06-40-13_000.jpg</text:p>
          </table:table-cell>
          <table:table-cell office:value-type="string">
            <text:p>:PHOTO 面白いもの / @中央林間駅（小田急）、ホーム / 記録用 / 人がいない / N-35-30-27.84 E-139-26-38.79</text:p>
          </table:table-cell>
          <table:table-cell table:style-name="ce8"/>
          <table:table-cell table:formula="of:=[.F20]" office:value-type="string" office:string-value="N-35-30-27.84 E-139-26-38.79">
            <text:p>N-35-30-27.84 E-139-26-38.79</text:p>
          </table:table-cell>
          <table:table-cell office:value-type="string">
            <text:p>N-35-30-27.84 E-139-26-38.79</text:p>
          </table:table-cell>
          <table:table-cell table:formula="of:=IF([.E20]=&quot;&quot;;[.C20];CONCATENATE([.C20];&quot; / &quot;;[.E20]))" office:value-type="string" office:string-value=":PHOTO 面白いもの / @中央林間駅（小田急）、ホーム / 記録用 / 人がいない / N-35-30-27.84 E-139-26-38.79 / N-35-30-27.84 E-139-26-38.79">
            <text:p>:PHOTO 面白いもの / @中央林間駅（小田急）、ホーム / 記録用 / 人がいない / N-35-30-27.84 E-139-26-38.79 / N-35-30-27.84 E-139-26-38.79</text:p>
          </table:table-cell>
          <table:table-cell table:style-name="ce25" table:number-columns-repeated="2"/>
        </table:table-row>
        <table:table-row table:style-name="ro6">
          <table:table-cell table:style-name="ce2" office:value-type="float" office:value="20">
            <text:p>20</text:p>
          </table:table-cell>
          <table:table-cell table:style-name="ce10" office:value-type="string">
            <text:p>2019-07-28_17-18-37_000.jpg</text:p>
          </table:table-cell>
          <table:table-cell office:value-type="string">
            <text:p>:PHOTO 記録 / @ペガスス、台所、流し　/ ペガスス / 水が濁っている、ボールに溜めている / N-35-23-8.22 E-139-4-19.11</text:p>
          </table:table-cell>
          <table:table-cell table:style-name="ce11"/>
          <table:table-cell table:formula="of:=[.F21]" office:value-type="string" office:string-value="N-35-23-8.22 E-139-4-19.11">
            <text:p>N-35-23-8.22 E-139-4-19.11</text:p>
          </table:table-cell>
          <table:table-cell office:value-type="string">
            <text:p>N-35-23-8.22 E-139-4-19.11</text:p>
          </table:table-cell>
          <table:table-cell table:formula="of:=IF([.E21]=&quot;&quot;;[.C21];CONCATENATE([.C21];&quot; / &quot;;[.E21]))" office:value-type="string" office:string-value=":PHOTO 記録 / @ペガスス、台所、流し　/ ペガスス / 水が濁っている、ボールに溜めている / N-35-23-8.22 E-139-4-19.11 / N-35-23-8.22 E-139-4-19.11">
            <text:p>:PHOTO 記録 / @ペガスス、台所、流し　/ ペガスス / 水が濁っている、ボールに溜めている / N-35-23-8.22 E-139-4-19.11 / N-35-23-8.22 E-139-4-19.11</text:p>
          </table:table-cell>
          <table:table-cell table:style-name="ce25" table:number-columns-repeated="2"/>
        </table:table-row>
        <table:table-row table:style-name="ro6">
          <table:table-cell table:style-name="ce2" office:value-type="float" office:value="21">
            <text:p>21</text:p>
          </table:table-cell>
          <table:table-cell table:style-name="ce11" office:value-type="string">
            <text:p>2019-07-28_17-18-40_000.jpg</text:p>
          </table:table-cell>
          <table:table-cell office:value-type="string">
            <text:p>:PHOTO 記録 / @ペガスス、台所、流し　/ ペガスス / 水が濁っている、ボールに溜めている / N-35-23-8.22 E-139-4-19.11</text:p>
          </table:table-cell>
          <table:table-cell table:style-name="ce9"/>
          <table:table-cell table:formula="of:=[.F22]" office:value-type="string" office:string-value="N-35-23-8.22 E-139-4-19.11">
            <text:p>N-35-23-8.22 E-139-4-19.11</text:p>
          </table:table-cell>
          <table:table-cell office:value-type="string">
            <text:p>N-35-23-8.22 E-139-4-19.11</text:p>
          </table:table-cell>
          <table:table-cell table:formula="of:=IF([.E22]=&quot;&quot;;[.C22];CONCATENATE([.C22];&quot; / &quot;;[.E22]))" office:value-type="string" office:string-value=":PHOTO 記録 / @ペガスス、台所、流し　/ ペガスス / 水が濁っている、ボールに溜めている / N-35-23-8.22 E-139-4-19.11 / N-35-23-8.22 E-139-4-19.11">
            <text:p>:PHOTO 記録 / @ペガスス、台所、流し　/ ペガスス / 水が濁っている、ボールに溜めている / N-35-23-8.22 E-139-4-19.11 / N-35-23-8.22 E-139-4-19.11</text:p>
          </table:table-cell>
          <table:table-cell table:style-name="ce25" table:number-columns-repeated="2"/>
        </table:table-row>
        <table:table-row table:style-name="ro9">
          <table:table-cell table:style-name="ce2" office:value-type="float" office:value="22">
            <text:p>22</text:p>
          </table:table-cell>
          <table:table-cell table:style-name="ce9" office:value-type="string">
            <text:p>2019-07-29_18-23-31_000.jpg</text:p>
          </table:table-cell>
          <table:table-cell office:value-type="string">
            <text:p>:m 温度 / 部屋</text:p>
          </table:table-cell>
          <table:table-cell table:style-name="ce8"/>
          <table:table-cell/>
          <table:table-cell office:value-type="string">
            <text:p>N-35-35-28.49 E-139-34-49.65</text:p>
          </table:table-cell>
          <table:table-cell table:formula="of:=IF([.E23]=&quot;&quot;;[.C23];CONCATENATE([.C23];&quot; / &quot;;[.E23]))" office:value-type="string" office:string-value=":m 温度 / 部屋">
            <text:p>:m 温度 / 部屋</text:p>
          </table:table-cell>
          <table:table-cell table:style-name="ce25" table:number-columns-repeated="2"/>
        </table:table-row>
        <table:table-row table:style-name="ro9">
          <table:table-cell table:style-name="ce2" office:value-type="float" office:value="23">
            <text:p>23</text:p>
          </table:table-cell>
          <table:table-cell table:style-name="ce12" office:value-type="string">
            <text:p>2019-07-29_21-11-40_000.jpg</text:p>
          </table:table-cell>
          <table:table-cell office:value-type="string">
            <text:p>:m 食べた物</text:p>
          </table:table-cell>
          <table:table-cell table:style-name="ce8"/>
          <table:table-cell/>
          <table:table-cell office:value-type="string">
            <text:p>N-35-35-24.23 E-139-34-49.05</text:p>
          </table:table-cell>
          <table:table-cell table:formula="of:=IF([.E24]=&quot;&quot;;[.C24];CONCATENATE([.C24];&quot; / &quot;;[.E24]))" office:value-type="string" office:string-value=":m 食べた物">
            <text:p>:m 食べた物</text:p>
          </table:table-cell>
          <table:table-cell table:style-name="ce25" table:number-columns-repeated="2"/>
        </table:table-row>
        <table:table-row table:style-name="ro9">
          <table:table-cell table:style-name="ce2" office:value-type="float" office:value="24">
            <text:p>24</text:p>
          </table:table-cell>
          <table:table-cell table:style-name="ce9" office:value-type="string">
            <text:p>2019-07-30_00-37-33_000.png</text:p>
          </table:table-cell>
          <table:table-cell office:value-type="string">
            <text:p>:m :PHOTO 寝た時刻 / 2019</text:p>
          </table:table-cell>
          <table:table-cell table:style-name="ce8"/>
          <table:table-cell/>
          <table:table-cell/>
          <table:table-cell table:formula="of:=IF([.E25]=&quot;&quot;;[.C25];CONCATENATE([.C25];&quot; / &quot;;[.E25]))" office:value-type="string" office:string-value=":m :PHOTO 寝た時刻 / 2019">
            <text:p>:m :PHOTO 寝た時刻 / 2019</text:p>
          </table:table-cell>
          <table:table-cell table:style-name="ce25" table:number-columns-repeated="2"/>
        </table:table-row>
        <table:table-row table:style-name="ro9">
          <table:table-cell table:style-name="ce3" office:value-type="float" office:value="25">
            <text:p>25</text:p>
          </table:table-cell>
          <table:table-cell table:style-name="ce12" office:value-type="string">
            <text:p>2019-07-30_09-45-45_000.jpg</text:p>
          </table:table-cell>
          <table:table-cell table:style-name="ce11" office:value-type="string">
            <text:p>:m :PHOTO 起きた時刻 / 2019 / ３０分前</text:p>
          </table:table-cell>
          <table:table-cell table:style-name="ce8"/>
          <table:table-cell/>
          <table:table-cell office:value-type="string">
            <text:p>N-35-35-26.42 E-139-34-49.27</text:p>
          </table:table-cell>
          <table:table-cell table:formula="of:=IF([.E26]=&quot;&quot;;[.C26];CONCATENATE([.C26];&quot; / &quot;;[.E26]))" office:value-type="string" office:string-value=":m :PHOTO 起きた時刻 / 2019 / ３０分前">
            <text:p>:m :PHOTO 起きた時刻 / 2019 / ３０分前</text:p>
          </table:table-cell>
          <table:table-cell table:style-name="ce25" table:number-columns-repeated="2"/>
        </table:table-row>
        <table:table-row table:style-name="ro10">
          <table:table-cell table:style-name="ce3" office:value-type="float" office:value="26">
            <text:p>26</text:p>
          </table:table-cell>
          <table:table-cell table:style-name="ce8" office:value-type="string">
            <text:p>2019-07-30_09-46-20_000.jpg</text:p>
          </table:table-cell>
          <table:table-cell table:style-name="ce5" office:value-type="string">
            <text:p>:m :th / 神、そして、自分が創るもの、私を歩ませてくれるもの</text:p>
          </table:table-cell>
          <table:table-cell table:style-name="ce10"/>
          <table:table-cell/>
          <table:table-cell office:value-type="string">
            <text:p>N-35-35-28.02 E-139-34-48.28</text:p>
          </table:table-cell>
          <table:table-cell table:formula="of:=IF([.E27]=&quot;&quot;;[.C27];CONCATENATE([.C27];&quot; / &quot;;[.E27]))" office:value-type="string" office:string-value=":m :th / 神、そして、自分が創るもの、私を歩ませてくれるもの">
            <text:p>:m :th / 神、そして、自分が創るもの、私を歩ませてくれるもの</text:p>
          </table:table-cell>
          <table:table-cell table:style-name="ce25" table:number-columns-repeated="2"/>
        </table:table-row>
        <table:table-row table:style-name="ro9">
          <table:table-cell table:style-name="ce3" office:value-type="float" office:value="27">
            <text:p>27</text:p>
          </table:table-cell>
          <table:table-cell table:style-name="ce8" office:value-type="string">
            <text:p>2019-07-28_07-52-58_000.mov</text:p>
          </table:table-cell>
          <table:table-cell office:value-type="string">
            <text:p>:VIDEO / @JR松田駅、ホーム / 自然観察 / 景色、周囲</text:p>
          </table:table-cell>
          <table:table-cell table:style-name="ce11"/>
          <table:table-cell/>
          <table:table-cell office:value-type="string">
            <text:p>N-35-23-44.3 E-139-4-58.06</text:p>
          </table:table-cell>
          <table:table-cell table:formula="of:=IF([.E28]=&quot;&quot;;[.C28];CONCATENATE([.C28];&quot; / &quot;;[.E28]))" office:value-type="string" office:string-value=":VIDEO / @JR松田駅、ホーム / 自然観察 / 景色、周囲">
            <text:p>:VIDEO / @JR松田駅、ホーム / 自然観察 / 景色、周囲</text:p>
          </table:table-cell>
          <table:table-cell table:style-name="ce25" table:number-columns-repeated="2"/>
        </table:table-row>
        <table:table-row table:style-name="ro4">
          <table:table-cell table:style-name="ce3" office:value-type="float" office:value="28">
            <text:p>28</text:p>
          </table:table-cell>
          <table:table-cell table:style-name="ce8" office:value-type="string">
            <text:p>2019-07-28_07-54-22_000.mov</text:p>
          </table:table-cell>
          <table:table-cell office:value-type="string">
            <text:p>:VIDEO / @JR松田駅、ホーム / 自然観察 / 景色、周囲 / 歩きながら</text:p>
          </table:table-cell>
          <table:table-cell table:style-name="ce9"/>
          <table:table-cell/>
          <table:table-cell office:value-type="string">
            <text:p>N-35-23-44.3 E-139-4-58.06</text:p>
          </table:table-cell>
          <table:table-cell table:formula="of:=IF([.E29]=&quot;&quot;;[.C29];CONCATENATE([.C29];&quot; / &quot;;[.E29]))" office:value-type="string" office:string-value=":VIDEO / @JR松田駅、ホーム / 自然観察 / 景色、周囲 / 歩きながら">
            <text:p>:VIDEO / @JR松田駅、ホーム / 自然観察 / 景色、周囲 / 歩きながら</text:p>
          </table:table-cell>
          <table:table-cell table:style-name="ce25" table:number-columns-repeated="2"/>
        </table:table-row>
        <table:table-row table:style-name="ro7">
          <table:table-cell table:style-name="ce3" office:value-type="float" office:value="29">
            <text:p>29</text:p>
          </table:table-cell>
          <table:table-cell table:style-name="ce8" office:value-type="string">
            <text:p>2019-07-29_05-56-39_000.mov</text:p>
          </table:table-cell>
          <table:table-cell office:value-type="string">
            <text:p>:VIDEO / @ペガスス、プレハブ２階 / メモ / キツい、二人の親が違う価値観を強要する、子供に / </text:p>
          </table:table-cell>
          <table:table-cell table:style-name="ce8"/>
          <table:table-cell/>
          <table:table-cell office:value-type="string">
            <text:p>N-35-23-44.3 E-139-4-58.06</text:p>
          </table:table-cell>
          <table:table-cell table:formula="of:=IF([.E30]=&quot;&quot;;[.C30];CONCATENATE([.C30];&quot; / &quot;;[.E30]))" office:value-type="string" office:string-value=":VIDEO / @ペガスス、プレハブ２階 / メモ / キツい、二人の親が違う価値観を強要する、子供に / ">
            <text:p>:VIDEO / @ペガスス、プレハブ２階 / メモ / キツい、二人の親が違う価値観を強要する、子供に / </text:p>
          </table:table-cell>
          <table:table-cell table:style-name="ce25" table:number-columns-repeated="2"/>
        </table:table-row>
        <table:table-row table:style-name="ro7">
          <table:table-cell table:style-name="ce3" office:value-type="float" office:value="30">
            <text:p>30</text:p>
          </table:table-cell>
          <table:table-cell table:style-name="ce8" office:value-type="string">
            <text:p>2019-07-29_12-03-02_000.mov</text:p>
          </table:table-cell>
          <table:table-cell office:value-type="string">
            <text:p>:VIDEO / @ペガスス、プレハブ２階 / メモ / お金を作ろう、億単位で / </text:p>
          </table:table-cell>
          <table:table-cell table:style-name="ce8"/>
          <table:table-cell/>
          <table:table-cell office:value-type="string">
            <text:p>N-35-23-43.11 E-139-4-59.05</text:p>
          </table:table-cell>
          <table:table-cell table:formula="of:=IF([.E31]=&quot;&quot;;[.C31];CONCATENATE([.C31];&quot; / &quot;;[.E31]))" office:value-type="string" office:string-value=":VIDEO / @ペガスス、プレハブ２階 / メモ / お金を作ろう、億単位で / ">
            <text:p>:VIDEO / @ペガスス、プレハブ２階 / メモ / お金を作ろう、億単位で / 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32]" office:value-type="string" office:string-value="N-35-23-43.9 E-139-4-59.71">
            <text:p>N-35-23-43.9 E-139-4-59.71</text:p>
          </table:table-cell>
          <table:table-cell office:value-type="string">
            <text:p>N-35-23-43.9 E-139-4-59.71</text:p>
          </table:table-cell>
          <table:table-cell table:formula="of:=IF([.E32]=&quot;&quot;;[.C32];CONCATENATE([.C32];&quot; / &quot;;[.E32]))" office:value-type="string" office:string-value=" / N-35-23-43.9 E-139-4-59.71">
            <text:p><text:s/>/ N-35-23-43.9 E-139-4-59.71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0"/>
          <table:table-cell/>
          <table:table-cell table:style-name="ce8"/>
          <table:table-cell table:formula="of:=[.F33]" office:value-type="string" office:string-value="N-35-23-43.97 E-139-4-59.54">
            <text:p>N-35-23-43.97 E-139-4-59.54</text:p>
          </table:table-cell>
          <table:table-cell office:value-type="string">
            <text:p>N-35-23-43.97 E-139-4-59.54</text:p>
          </table:table-cell>
          <table:table-cell table:formula="of:=IF([.E33]=&quot;&quot;;[.C33];CONCATENATE([.C33];&quot; / &quot;;[.E33]))" office:value-type="string" office:string-value=" / N-35-23-43.97 E-139-4-59.54">
            <text:p><text:s/>/ N-35-23-43.97 E-139-4-59.5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 table:formula="of:=[.F34]" office:value-type="string" office:string-value="N-35-23-44.09 E-139-4-59.21">
            <text:p>N-35-23-44.09 E-139-4-59.21</text:p>
          </table:table-cell>
          <table:table-cell office:value-type="string">
            <text:p>N-35-23-44.09 E-139-4-59.21</text:p>
          </table:table-cell>
          <table:table-cell table:formula="of:=IF([.E34]=&quot;&quot;;[.C34];CONCATENATE([.C34];&quot; / &quot;;[.E34]))" office:value-type="string" office:string-value=" / N-35-23-44.09 E-139-4-59.21">
            <text:p><text:s/>/ N-35-23-44.09 E-139-4-59.21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1"/>
          <table:table-cell/>
          <table:table-cell table:style-name="ce8"/>
          <table:table-cell table:formula="of:=[.F35]" office:value-type="string" office:string-value="N-35-23-43.62 E-139-5-9.16">
            <text:p>N-35-23-43.62 E-139-5-9.16</text:p>
          </table:table-cell>
          <table:table-cell office:value-type="string">
            <text:p>N-35-23-43.62 E-139-5-9.16</text:p>
          </table:table-cell>
          <table:table-cell table:formula="of:=IF([.E35]=&quot;&quot;;[.C35];CONCATENATE([.C35];&quot; / &quot;;[.E35]))" office:value-type="string" office:string-value=" / N-35-23-43.62 E-139-5-9.16">
            <text:p><text:s/>/ N-35-23-43.62 E-139-5-9.1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2"/>
          <table:table-cell/>
          <table:table-cell table:style-name="ce8"/>
          <table:table-cell table:formula="of:=[.F36]" office:value-type="string" office:string-value="N-35-23-43.42 E-139-4-58.5">
            <text:p>N-35-23-43.42 E-139-4-58.5</text:p>
          </table:table-cell>
          <table:table-cell office:value-type="string">
            <text:p>N-35-23-43.42 E-139-4-58.5</text:p>
          </table:table-cell>
          <table:table-cell table:formula="of:=IF([.E36]=&quot;&quot;;[.C36];CONCATENATE([.C36];&quot; / &quot;;[.E36]))" office:value-type="string" office:string-value=" / N-35-23-43.42 E-139-4-58.5">
            <text:p><text:s/>/ N-35-23-43.42 E-139-4-58.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2"/>
          <table:table-cell/>
          <table:table-cell table:style-name="ce8"/>
          <table:table-cell table:formula="of:=[.F37]" office:value-type="string" office:string-value="N-35-23-43.76 E-139-4-58.61">
            <text:p>N-35-23-43.76 E-139-4-58.61</text:p>
          </table:table-cell>
          <table:table-cell office:value-type="string">
            <text:p>N-35-23-43.76 E-139-4-58.61</text:p>
          </table:table-cell>
          <table:table-cell table:formula="of:=IF([.E37]=&quot;&quot;;[.C37];CONCATENATE([.C37];&quot; / &quot;;[.E37]))" office:value-type="string" office:string-value=" / N-35-23-43.76 E-139-4-58.61">
            <text:p><text:s/>/ N-35-23-43.76 E-139-4-58.61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38]" office:value-type="string" office:string-value="N-35-23-43.76 E-139-4-58.61">
            <text:p>N-35-23-43.76 E-139-4-58.61</text:p>
          </table:table-cell>
          <table:table-cell office:value-type="string">
            <text:p>N-35-23-43.76 E-139-4-58.61</text:p>
          </table:table-cell>
          <table:table-cell table:formula="of:=IF([.E38]=&quot;&quot;;[.C38];CONCATENATE([.C38];&quot; / &quot;;[.E38]))" office:value-type="string" office:string-value=" / N-35-23-43.76 E-139-4-58.61">
            <text:p><text:s/>/ N-35-23-43.76 E-139-4-58.61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39]" office:value-type="string" office:string-value="N-35-23-43.69 E-139-4-58.55">
            <text:p>N-35-23-43.69 E-139-4-58.55</text:p>
          </table:table-cell>
          <table:table-cell office:value-type="string">
            <text:p>N-35-23-43.69 E-139-4-58.55</text:p>
          </table:table-cell>
          <table:table-cell table:formula="of:=IF([.E39]=&quot;&quot;;[.C39];CONCATENATE([.C39];&quot; / &quot;;[.E39]))" office:value-type="string" office:string-value=" / N-35-23-43.69 E-139-4-58.55">
            <text:p><text:s/>/ N-35-23-43.69 E-139-4-58.5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0]" office:value-type="string" office:string-value="N-35-23-43.69 E-139-4-58.55">
            <text:p>N-35-23-43.69 E-139-4-58.55</text:p>
          </table:table-cell>
          <table:table-cell office:value-type="string">
            <text:p>N-35-23-43.69 E-139-4-58.55</text:p>
          </table:table-cell>
          <table:table-cell table:formula="of:=IF([.E40]=&quot;&quot;;[.C40];CONCATENATE([.C40];&quot; / &quot;;[.E40]))" office:value-type="string" office:string-value=" / N-35-23-43.69 E-139-4-58.55">
            <text:p><text:s/>/ N-35-23-43.69 E-139-4-58.5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1]" office:value-type="string" office:string-value="N-35-23-43.69 E-139-4-58.55">
            <text:p>N-35-23-43.69 E-139-4-58.55</text:p>
          </table:table-cell>
          <table:table-cell office:value-type="string">
            <text:p>N-35-23-43.69 E-139-4-58.55</text:p>
          </table:table-cell>
          <table:table-cell table:formula="of:=IF([.E41]=&quot;&quot;;[.C41];CONCATENATE([.C41];&quot; / &quot;;[.E41]))" office:value-type="string" office:string-value=" / N-35-23-43.69 E-139-4-58.55">
            <text:p><text:s/>/ N-35-23-43.69 E-139-4-58.5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2]" office:value-type="string" office:string-value="N-35-23-43.98 E-139-4-59.05">
            <text:p>N-35-23-43.98 E-139-4-59.05</text:p>
          </table:table-cell>
          <table:table-cell office:value-type="string">
            <text:p>N-35-23-43.98 E-139-4-59.05</text:p>
          </table:table-cell>
          <table:table-cell table:formula="of:=IF([.E42]=&quot;&quot;;[.C42];CONCATENATE([.C42];&quot; / &quot;;[.E42]))" office:value-type="string" office:string-value=" / N-35-23-43.98 E-139-4-59.05">
            <text:p><text:s/>/ N-35-23-43.98 E-139-4-59.0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 table:formula="of:=[.F43]" office:value-type="string" office:string-value="N-35-23-43.95 E-139-4-58.99">
            <text:p>N-35-23-43.95 E-139-4-58.99</text:p>
          </table:table-cell>
          <table:table-cell office:value-type="string">
            <text:p>N-35-23-43.95 E-139-4-58.99</text:p>
          </table:table-cell>
          <table:table-cell table:formula="of:=IF([.E43]=&quot;&quot;;[.C43];CONCATENATE([.C43];&quot; / &quot;;[.E43]))" office:value-type="string" office:string-value=" / N-35-23-43.95 E-139-4-58.99">
            <text:p><text:s/>/ N-35-23-43.95 E-139-4-58.9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 table:formula="of:=[.F44]" office:value-type="string" office:string-value="N-35-23-43.81 E-139-4-58.94">
            <text:p>N-35-23-43.81 E-139-4-58.94</text:p>
          </table:table-cell>
          <table:table-cell office:value-type="string">
            <text:p>N-35-23-43.81 E-139-4-58.94</text:p>
          </table:table-cell>
          <table:table-cell table:formula="of:=IF([.E44]=&quot;&quot;;[.C44];CONCATENATE([.C44];&quot; / &quot;;[.E44]))" office:value-type="string" office:string-value=" / N-35-23-43.81 E-139-4-58.94">
            <text:p><text:s/>/ N-35-23-43.81 E-139-4-58.9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 table:formula="of:=[.F45]" office:value-type="string" office:string-value="N-35-23-43.95 E-139-4-59.21">
            <text:p>N-35-23-43.95 E-139-4-59.21</text:p>
          </table:table-cell>
          <table:table-cell office:value-type="string">
            <text:p>N-35-23-43.95 E-139-4-59.21</text:p>
          </table:table-cell>
          <table:table-cell table:formula="of:=IF([.E45]=&quot;&quot;;[.C45];CONCATENATE([.C45];&quot; / &quot;;[.E45]))" office:value-type="string" office:string-value=" / N-35-23-43.95 E-139-4-59.21">
            <text:p><text:s/>/ N-35-23-43.95 E-139-4-59.21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2"/>
          <table:table-cell/>
          <table:table-cell table:style-name="ce8"/>
          <table:table-cell table:formula="of:=[.F46]" office:value-type="string" office:string-value="N-35-23-43.88 E-139-4-59.32">
            <text:p>N-35-23-43.88 E-139-4-59.32</text:p>
          </table:table-cell>
          <table:table-cell office:value-type="string">
            <text:p>N-35-23-43.88 E-139-4-59.32</text:p>
          </table:table-cell>
          <table:table-cell table:formula="of:=IF([.E46]=&quot;&quot;;[.C46];CONCATENATE([.C46];&quot; / &quot;;[.E46]))" office:value-type="string" office:string-value=" / N-35-23-43.88 E-139-4-59.32">
            <text:p><text:s/>/ N-35-23-43.88 E-139-4-59.32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7]" office:value-type="string" office:string-value="N-35-23-43.88 E-139-4-59.32">
            <text:p>N-35-23-43.88 E-139-4-59.32</text:p>
          </table:table-cell>
          <table:table-cell office:value-type="string">
            <text:p>N-35-23-43.88 E-139-4-59.32</text:p>
          </table:table-cell>
          <table:table-cell table:formula="of:=IF([.E47]=&quot;&quot;;[.C47];CONCATENATE([.C47];&quot; / &quot;;[.E47]))" office:value-type="string" office:string-value=" / N-35-23-43.88 E-139-4-59.32">
            <text:p><text:s/>/ N-35-23-43.88 E-139-4-59.32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8]" office:value-type="string" office:string-value="N-35-23-43.92 E-139-4-59.49">
            <text:p>N-35-23-43.92 E-139-4-59.49</text:p>
          </table:table-cell>
          <table:table-cell office:value-type="string">
            <text:p>N-35-23-43.92 E-139-4-59.49</text:p>
          </table:table-cell>
          <table:table-cell table:formula="of:=IF([.E48]=&quot;&quot;;[.C48];CONCATENATE([.C48];&quot; / &quot;;[.E48]))" office:value-type="string" office:string-value=" / N-35-23-43.92 E-139-4-59.49">
            <text:p><text:s/>/ N-35-23-43.92 E-139-4-59.4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9]" office:value-type="string" office:string-value="N-35-23-43.92 E-139-4-59.49">
            <text:p>N-35-23-43.92 E-139-4-59.49</text:p>
          </table:table-cell>
          <table:table-cell office:value-type="string">
            <text:p>N-35-23-43.92 E-139-4-59.49</text:p>
          </table:table-cell>
          <table:table-cell table:formula="of:=IF([.E49]=&quot;&quot;;[.C49];CONCATENATE([.C49];&quot; / &quot;;[.E49]))" office:value-type="string" office:string-value=" / N-35-23-43.92 E-139-4-59.49">
            <text:p><text:s/>/ N-35-23-43.92 E-139-4-59.4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0]" office:value-type="string" office:string-value="N-35-23-43.86 E-139-4-58.55">
            <text:p>N-35-23-43.86 E-139-4-58.55</text:p>
          </table:table-cell>
          <table:table-cell office:value-type="string">
            <text:p>N-35-23-43.86 E-139-4-58.55</text:p>
          </table:table-cell>
          <table:table-cell table:formula="of:=IF([.E50]=&quot;&quot;;[.C50];CONCATENATE([.C50];&quot; / &quot;;[.E50]))" office:value-type="string" office:string-value=" / N-35-23-43.86 E-139-4-58.55">
            <text:p><text:s/>/ N-35-23-43.86 E-139-4-58.5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1]" office:value-type="string" office:string-value="N-35-23-43.16 E-139-4-59.05">
            <text:p>N-35-23-43.16 E-139-4-59.05</text:p>
          </table:table-cell>
          <table:table-cell office:value-type="string">
            <text:p>N-35-23-43.16 E-139-4-59.05</text:p>
          </table:table-cell>
          <table:table-cell table:formula="of:=IF([.E51]=&quot;&quot;;[.C51];CONCATENATE([.C51];&quot; / &quot;;[.E51]))" office:value-type="string" office:string-value=" / N-35-23-43.16 E-139-4-59.05">
            <text:p><text:s/>/ N-35-23-43.16 E-139-4-59.0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2]" office:value-type="string" office:string-value="N-35-23-43.32 E-139-4-59.05">
            <text:p>N-35-23-43.32 E-139-4-59.05</text:p>
          </table:table-cell>
          <table:table-cell office:value-type="string">
            <text:p>N-35-23-43.32 E-139-4-59.05</text:p>
          </table:table-cell>
          <table:table-cell table:formula="of:=IF([.E52]=&quot;&quot;;[.C52];CONCATENATE([.C52];&quot; / &quot;;[.E52]))" office:value-type="string" office:string-value=" / N-35-23-43.32 E-139-4-59.05">
            <text:p><text:s/>/ N-35-23-43.32 E-139-4-59.0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11"/>
          <table:table-cell table:formula="of:=[.F53]" office:value-type="string" office:string-value="N-35-23-43.32 E-139-4-59.05">
            <text:p>N-35-23-43.32 E-139-4-59.05</text:p>
          </table:table-cell>
          <table:table-cell office:value-type="string">
            <text:p>N-35-23-43.32 E-139-4-59.05</text:p>
          </table:table-cell>
          <table:table-cell table:formula="of:=IF([.E53]=&quot;&quot;;[.C53];CONCATENATE([.C53];&quot; / &quot;;[.E53]))" office:value-type="string" office:string-value=" / N-35-23-43.32 E-139-4-59.05">
            <text:p><text:s/>/ N-35-23-43.32 E-139-4-59.0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4]" office:value-type="string" office:string-value="N-35-23-43.88 E-139-4-58.44">
            <text:p>N-35-23-43.88 E-139-4-58.44</text:p>
          </table:table-cell>
          <table:table-cell office:value-type="string">
            <text:p>N-35-23-43.88 E-139-4-58.44</text:p>
          </table:table-cell>
          <table:table-cell table:formula="of:=IF([.E54]=&quot;&quot;;[.C54];CONCATENATE([.C54];&quot; / &quot;;[.E54]))" office:value-type="string" office:string-value=" / N-35-23-43.88 E-139-4-58.44">
            <text:p><text:s/>/ N-35-23-43.88 E-139-4-58.4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5]" office:value-type="string" office:string-value="N-35-23-43.53 E-139-4-58.66">
            <text:p>N-35-23-43.53 E-139-4-58.66</text:p>
          </table:table-cell>
          <table:table-cell office:value-type="string">
            <text:p>N-35-23-43.53 E-139-4-58.66</text:p>
          </table:table-cell>
          <table:table-cell table:formula="of:=IF([.E55]=&quot;&quot;;[.C55];CONCATENATE([.C55];&quot; / &quot;;[.E55]))" office:value-type="string" office:string-value=" / N-35-23-43.53 E-139-4-58.66">
            <text:p><text:s/>/ N-35-23-43.53 E-139-4-58.6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6]" office:value-type="string" office:string-value="N-35-23-46.37 E-139-4-58.99">
            <text:p>N-35-23-46.37 E-139-4-58.99</text:p>
          </table:table-cell>
          <table:table-cell office:value-type="string">
            <text:p>N-35-23-46.37 E-139-4-58.99</text:p>
          </table:table-cell>
          <table:table-cell table:formula="of:=IF([.E56]=&quot;&quot;;[.C56];CONCATENATE([.C56];&quot; / &quot;;[.E56]))" office:value-type="string" office:string-value=" / N-35-23-46.37 E-139-4-58.99">
            <text:p><text:s/>/ N-35-23-46.37 E-139-4-58.9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7]" office:value-type="string" office:string-value="N-35-23-44.82 E-139-4-58.28">
            <text:p>N-35-23-44.82 E-139-4-58.28</text:p>
          </table:table-cell>
          <table:table-cell office:value-type="string">
            <text:p>N-35-23-44.82 E-139-4-58.28</text:p>
          </table:table-cell>
          <table:table-cell table:formula="of:=IF([.E57]=&quot;&quot;;[.C57];CONCATENATE([.C57];&quot; / &quot;;[.E57]))" office:value-type="string" office:string-value=" / N-35-23-44.82 E-139-4-58.28">
            <text:p><text:s/>/ N-35-23-44.82 E-139-4-58.28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8]" office:value-type="string" office:string-value="N-35-23-44.75 E-139-4-58.17">
            <text:p>N-35-23-44.75 E-139-4-58.17</text:p>
          </table:table-cell>
          <table:table-cell office:value-type="string">
            <text:p>N-35-23-44.75 E-139-4-58.17</text:p>
          </table:table-cell>
          <table:table-cell table:formula="of:=IF([.E58]=&quot;&quot;;[.C58];CONCATENATE([.C58];&quot; / &quot;;[.E58]))" office:value-type="string" office:string-value=" / N-35-23-44.75 E-139-4-58.17">
            <text:p><text:s/>/ N-35-23-44.75 E-139-4-58.17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9]" office:value-type="string" office:string-value="N-35-23-44.78 E-139-4-58.44">
            <text:p>N-35-23-44.78 E-139-4-58.44</text:p>
          </table:table-cell>
          <table:table-cell office:value-type="string">
            <text:p>N-35-23-44.78 E-139-4-58.44</text:p>
          </table:table-cell>
          <table:table-cell table:formula="of:=IF([.E59]=&quot;&quot;;[.C59];CONCATENATE([.C59];&quot; / &quot;;[.E59]))" office:value-type="string" office:string-value=" / N-35-23-44.78 E-139-4-58.44">
            <text:p><text:s/>/ N-35-23-44.78 E-139-4-58.4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0]" office:value-type="string" office:string-value="N-35-23-44.35 E-139-4-59.16">
            <text:p>N-35-23-44.35 E-139-4-59.16</text:p>
          </table:table-cell>
          <table:table-cell office:value-type="string">
            <text:p>N-35-23-44.35 E-139-4-59.16</text:p>
          </table:table-cell>
          <table:table-cell table:formula="of:=IF([.E60]=&quot;&quot;;[.C60];CONCATENATE([.C60];&quot; / &quot;;[.E60]))" office:value-type="string" office:string-value=" / N-35-23-44.35 E-139-4-59.16">
            <text:p><text:s/>/ N-35-23-44.35 E-139-4-59.1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1]" office:value-type="string" office:string-value="N-35-23-44.67 E-139-4-58.83">
            <text:p>N-35-23-44.67 E-139-4-58.83</text:p>
          </table:table-cell>
          <table:table-cell office:value-type="string">
            <text:p>N-35-23-44.67 E-139-4-58.83</text:p>
          </table:table-cell>
          <table:table-cell table:formula="of:=IF([.E61]=&quot;&quot;;[.C61];CONCATENATE([.C61];&quot; / &quot;;[.E61]))" office:value-type="string" office:string-value=" / N-35-23-44.67 E-139-4-58.83">
            <text:p><text:s/>/ N-35-23-44.67 E-139-4-58.83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2]" office:value-type="string" office:string-value="N-35-23-44.79 E-139-4-58.66">
            <text:p>N-35-23-44.79 E-139-4-58.66</text:p>
          </table:table-cell>
          <table:table-cell office:value-type="string">
            <text:p>N-35-23-44.79 E-139-4-58.66</text:p>
          </table:table-cell>
          <table:table-cell table:formula="of:=IF([.E62]=&quot;&quot;;[.C62];CONCATENATE([.C62];&quot; / &quot;;[.E62]))" office:value-type="string" office:string-value=" / N-35-23-44.79 E-139-4-58.66">
            <text:p><text:s/>/ N-35-23-44.79 E-139-4-58.6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3]" office:value-type="string" office:string-value="N-35-23-44.8 E-139-4-58.72">
            <text:p>N-35-23-44.8 E-139-4-58.72</text:p>
          </table:table-cell>
          <table:table-cell office:value-type="string">
            <text:p>N-35-23-44.8 E-139-4-58.72</text:p>
          </table:table-cell>
          <table:table-cell table:formula="of:=IF([.E63]=&quot;&quot;;[.C63];CONCATENATE([.C63];&quot; / &quot;;[.E63]))" office:value-type="string" office:string-value=" / N-35-23-44.8 E-139-4-58.72">
            <text:p><text:s/>/ N-35-23-44.8 E-139-4-58.72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4]" office:value-type="string" office:string-value="N-35-23-44.93 E-139-4-58.5">
            <text:p>N-35-23-44.93 E-139-4-58.5</text:p>
          </table:table-cell>
          <table:table-cell office:value-type="string">
            <text:p>N-35-23-44.93 E-139-4-58.5</text:p>
          </table:table-cell>
          <table:table-cell table:formula="of:=IF([.E64]=&quot;&quot;;[.C64];CONCATENATE([.C64];&quot; / &quot;;[.E64]))" office:value-type="string" office:string-value=" / N-35-23-44.93 E-139-4-58.5">
            <text:p><text:s/>/ N-35-23-44.93 E-139-4-58.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5]" office:value-type="string" office:string-value="N-35-23-44.94 E-139-4-58.5">
            <text:p>N-35-23-44.94 E-139-4-58.5</text:p>
          </table:table-cell>
          <table:table-cell office:value-type="string">
            <text:p>N-35-23-44.94 E-139-4-58.5</text:p>
          </table:table-cell>
          <table:table-cell table:formula="of:=IF([.E65]=&quot;&quot;;[.C65];CONCATENATE([.C65];&quot; / &quot;;[.E65]))" office:value-type="string" office:string-value=" / N-35-23-44.94 E-139-4-58.5">
            <text:p><text:s/>/ N-35-23-44.94 E-139-4-58.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6]" office:value-type="string" office:string-value="N-35-23-44.94 E-139-4-58.5">
            <text:p>N-35-23-44.94 E-139-4-58.5</text:p>
          </table:table-cell>
          <table:table-cell office:value-type="string">
            <text:p>N-35-23-44.94 E-139-4-58.5</text:p>
          </table:table-cell>
          <table:table-cell table:formula="of:=IF([.E66]=&quot;&quot;;[.C66];CONCATENATE([.C66];&quot; / &quot;;[.E66]))" office:value-type="string" office:string-value=" / N-35-23-44.94 E-139-4-58.5">
            <text:p><text:s/>/ N-35-23-44.94 E-139-4-58.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7]" office:value-type="string" office:string-value="N-35-23-44.94 E-139-4-58.5">
            <text:p>N-35-23-44.94 E-139-4-58.5</text:p>
          </table:table-cell>
          <table:table-cell office:value-type="string">
            <text:p>N-35-23-44.94 E-139-4-58.5</text:p>
          </table:table-cell>
          <table:table-cell table:formula="of:=IF([.E67]=&quot;&quot;;[.C67];CONCATENATE([.C67];&quot; / &quot;;[.E67]))" office:value-type="string" office:string-value=" / N-35-23-44.94 E-139-4-58.5">
            <text:p><text:s/>/ N-35-23-44.94 E-139-4-58.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9.14 E-139-34-50.37</text:p>
          </table:table-cell>
          <table:table-cell table:formula="of:=IF([.E68]=&quot;&quot;;[.C68];CONCATENATE([.C68];&quot; / &quot;;[.E68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7 E-139-34-49.65</text:p>
          </table:table-cell>
          <table:table-cell table:formula="of:=IF([.E69]=&quot;&quot;;[.C69];CONCATENATE([.C69];&quot; / &quot;;[.E69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/>
          <table:table-cell table:formula="of:=IF([.E70]=&quot;&quot;;[.C70];CONCATENATE([.C70];&quot; / &quot;;[.E7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1"/>
          <table:table-cell/>
          <table:table-cell/>
          <table:table-cell office:value-type="string">
            <text:p>N-35-35-29.32 E-139-34-49.11</text:p>
          </table:table-cell>
          <table:table-cell table:formula="of:=IF([.E71]=&quot;&quot;;[.C71];CONCATENATE([.C71];&quot; / &quot;;[.E7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/>
          <table:table-cell table:formula="of:=IF([.E72]=&quot;&quot;;[.C72];CONCATENATE([.C72];&quot; / &quot;;[.E7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/>
          <table:table-cell table:formula="of:=IF([.E73]=&quot;&quot;;[.C73];CONCATENATE([.C73];&quot; / &quot;;[.E73]))" office:value-type="float" office:value="0">
            <text:p>0</text:p>
          </table:table-cell>
          <table:table-cell table:number-columns-repeated="2"/>
        </table:table-row>
        <table:table-row table:style-name="ro10">
          <table:table-cell/>
          <table:table-cell table:style-name="ce9"/>
          <table:table-cell/>
          <table:table-cell/>
          <table:table-cell/>
          <table:table-cell/>
          <table:table-cell table:formula="of:=IF([.E74]=&quot;&quot;;[.C74];CONCATENATE([.C74];&quot; / &quot;;[.E7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/>
          <table:table-cell table:formula="of:=IF([.E75]=&quot;&quot;;[.C75];CONCATENATE([.C75];&quot; / &quot;;[.E7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/>
          <table:table-cell table:formula="of:=IF([.E76]=&quot;&quot;;[.C76];CONCATENATE([.C76];&quot; / &quot;;[.E7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77]=&quot;&quot;;[.C77];CONCATENATE([.C77];&quot; / &quot;;[.E7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/>
          <table:table-cell table:formula="of:=IF([.E78]=&quot;&quot;;[.C78];CONCATENATE([.C78];&quot; / &quot;;[.E7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/>
          <table:table-cell table:formula="of:=IF([.E79]=&quot;&quot;;[.C79];CONCATENATE([.C79];&quot; / &quot;;[.E7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/>
          <table:table-cell table:formula="of:=IF([.E80]=&quot;&quot;;[.C80];CONCATENATE([.C80];&quot; / &quot;;[.E8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/>
          <table:table-cell table:formula="of:=IF([.E81]=&quot;&quot;;[.C81];CONCATENATE([.C81];&quot; / &quot;;[.E8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5"/>
          <table:table-cell/>
          <table:table-cell/>
          <table:table-cell/>
          <table:table-cell table:formula="of:=IF([.E82]=&quot;&quot;;[.C82];CONCATENATE([.C82];&quot; / &quot;;[.E8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83]=&quot;&quot;;[.C83];CONCATENATE([.C83];&quot; / &quot;;[.E8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/>
          <table:table-cell table:formula="of:=IF([.E84]=&quot;&quot;;[.C84];CONCATENATE([.C84];&quot; / &quot;;[.E8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/>
          <table:table-cell table:formula="of:=IF([.E85]=&quot;&quot;;[.C85];CONCATENATE([.C85];&quot; / &quot;;[.E8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/>
          <table:table-cell table:formula="of:=IF([.E86]=&quot;&quot;;[.C86];CONCATENATE([.C86];&quot; / &quot;;[.E8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number-columns-repeated="2"/>
          <table:table-cell table:formula="of:=IF([.D87]&lt;&gt;&quot;&quot;;[.D87];&quot;&quot;)">
            <text:p/>
          </table:table-cell>
          <table:table-cell/>
          <table:table-cell table:formula="of:=IF([.E87]=&quot;&quot;;[.C87];CONCATENATE([.C87];&quot; / &quot;;[.E8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number-columns-repeated="2"/>
          <table:table-cell table:formula="of:=IF([.D88]&lt;&gt;&quot;&quot;;[.D88];&quot;&quot;)">
            <text:p/>
          </table:table-cell>
          <table:table-cell/>
          <table:table-cell table:formula="of:=IF([.E88]=&quot;&quot;;[.C88];CONCATENATE([.C88];&quot; / &quot;;[.E8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 table:formula="of:=IF([.D89]&lt;&gt;&quot;&quot;;[.D89];&quot;&quot;)">
            <text:p/>
          </table:table-cell>
          <table:table-cell/>
          <table:table-cell table:formula="of:=IF([.E89]=&quot;&quot;;[.C89];CONCATENATE([.C89];&quot; / &quot;;[.E8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0]=&quot;&quot;;[.C90];CONCATENATE([.C90];&quot; / &quot;;[.E9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/>
          <table:table-cell table:formula="of:=IF([.E91]=&quot;&quot;;[.C91];CONCATENATE([.C91];&quot; / &quot;;[.E9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2]=&quot;&quot;;[.C92];CONCATENATE([.C92];&quot; / &quot;;[.E9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3]=&quot;&quot;;[.C93];CONCATENATE([.C93];&quot; / &quot;;[.E9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4]=&quot;&quot;;[.C94];CONCATENATE([.C94];&quot; / &quot;;[.E9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5]=&quot;&quot;;[.C95];CONCATENATE([.C95];&quot; / &quot;;[.E9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6]=&quot;&quot;;[.C96];CONCATENATE([.C96];&quot; / &quot;;[.E9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7]=&quot;&quot;;[.C97];CONCATENATE([.C97];&quot; / &quot;;[.E9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8]=&quot;&quot;;[.C98];CONCATENATE([.C98];&quot; / &quot;;[.E9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9]=&quot;&quot;;[.C99];CONCATENATE([.C99];&quot; / &quot;;[.E9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0]=&quot;&quot;;[.C100];CONCATENATE([.C100];&quot; / &quot;;[.E10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1]=&quot;&quot;;[.C101];CONCATENATE([.C101];&quot; / &quot;;[.E10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2]=&quot;&quot;;[.C102];CONCATENATE([.C102];&quot; / &quot;;[.E10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3]=&quot;&quot;;[.C103];CONCATENATE([.C103];&quot; / &quot;;[.E10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4]=&quot;&quot;;[.C104];CONCATENATE([.C104];&quot; / &quot;;[.E10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5]=&quot;&quot;;[.C105];CONCATENATE([.C105];&quot; / &quot;;[.E10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6]=&quot;&quot;;[.C106];CONCATENATE([.C106];&quot; / &quot;;[.E10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7]=&quot;&quot;;[.C107];CONCATENATE([.C107];&quot; / &quot;;[.E10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8]=&quot;&quot;;[.C108];CONCATENATE([.C108];&quot; / &quot;;[.E10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9]=&quot;&quot;;[.C109];CONCATENATE([.C109];&quot; / &quot;;[.E10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0]=&quot;&quot;;[.C110];CONCATENATE([.C110];&quot; / &quot;;[.E11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1]=&quot;&quot;;[.C111];CONCATENATE([.C111];&quot; / &quot;;[.E11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2]=&quot;&quot;;[.C112];CONCATENATE([.C112];&quot; / &quot;;[.E11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3]=&quot;&quot;;[.C113];CONCATENATE([.C113];&quot; / &quot;;[.E11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4]=&quot;&quot;;[.C114];CONCATENATE([.C114];&quot; / &quot;;[.E11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5]=&quot;&quot;;[.C115];CONCATENATE([.C115];&quot; / &quot;;[.E11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6]=&quot;&quot;;[.C116];CONCATENATE([.C116];&quot; / &quot;;[.E11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7]=&quot;&quot;;[.C117];CONCATENATE([.C117];&quot; / &quot;;[.E11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8]=&quot;&quot;;[.C118];CONCATENATE([.C118];&quot; / &quot;;[.E11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20]=&quot;&quot;;[.C120];CONCATENATE([.C120];&quot; / &quot;;[.E12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1]=&quot;&quot;;[.C121];CONCATENATE([.C121];&quot; / &quot;;[.E12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2]=&quot;&quot;;[.C122];CONCATENATE([.C122];&quot; / &quot;;[.E12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3]=&quot;&quot;;[.C123];CONCATENATE([.C123];&quot; / &quot;;[.E12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4]=&quot;&quot;;[.C124];CONCATENATE([.C124];&quot; / &quot;;[.E12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5]=&quot;&quot;;[.C125];CONCATENATE([.C125];&quot; / &quot;;[.E12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6]=&quot;&quot;;[.C126];CONCATENATE([.C126];&quot; / &quot;;[.E12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7]=&quot;&quot;;[.C127];CONCATENATE([.C127];&quot; / &quot;;[.E12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8]=&quot;&quot;;[.C128];CONCATENATE([.C128];&quot; / &quot;;[.E12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9]=&quot;&quot;;[.C129];CONCATENATE([.C129];&quot; / &quot;;[.E12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0]=&quot;&quot;;[.C130];CONCATENATE([.C130];&quot; / &quot;;[.E13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6"/>
          <table:table-cell/>
          <table:table-cell table:style-name="Default"/>
          <table:table-cell table:style-name="Default"/>
          <table:table-cell table:formula="of:=IF([.E131]=&quot;&quot;;[.C131];CONCATENATE([.C131];&quot; / &quot;;[.E13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2]=&quot;&quot;;[.C132];CONCATENATE([.C132];&quot; / &quot;;[.E13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3]=&quot;&quot;;[.C133];CONCATENATE([.C133];&quot; / &quot;;[.E13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4]=&quot;&quot;;[.C134];CONCATENATE([.C134];&quot; / &quot;;[.E13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5]=&quot;&quot;;[.C135];CONCATENATE([.C135];&quot; / &quot;;[.E13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style-name="Default"/>
          <table:table-cell table:style-name="Default"/>
          <table:table-cell table:formula="of:=IF([.E136]=&quot;&quot;;[.C136];CONCATENATE([.C136];&quot; / &quot;;[.E13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7]=&quot;&quot;;[.C137];CONCATENATE([.C137];&quot; / &quot;;[.E13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 table:style-name="Default"/>
          <table:table-cell table:style-name="Default"/>
          <table:table-cell table:formula="of:=IF([.E138]=&quot;&quot;;[.C138];CONCATENATE([.C138];&quot; / &quot;;[.E13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9]=&quot;&quot;;[.C139];CONCATENATE([.C139];&quot; / &quot;;[.E13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40]=&quot;&quot;;[.C140];CONCATENATE([.C140];&quot; / &quot;;[.E140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ce21" office:value-type="float" office:value="71">
            <text:p>71</text:p>
          </table:table-cell>
          <table:table-cell office:value-type="string">
            <text:p>current</text:p>
          </table:table-cell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ce22" office:value-type="float" office:value="31">
            <text:p>31</text:p>
          </table:table-cell>
          <table:table-cell office:value-type="string">
            <text:p>new</text:p>
          </table:table-cell>
          <table:table-cell table:style-name="Default" table:number-columns-repeated="3"/>
          <table:table-cell table:number-columns-repeated="2"/>
        </table:table-row>
        <table:table-row table:style-name="ro12">
          <table:table-cell table:number-columns-repeated="2"/>
          <table:table-cell table:style-name="ce22" office:value-type="float" office:value="31">
            <text:p>31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 table:number-rows-repeated="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*** sta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23" table:formula="of:=COUNTBLANK([.$C$2:.C31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/>
          <table:table-cell table:style-name="ce13" office:value-type="string">
            <text:p>-*</text:p>
          </table:table-cell>
          <table:table-cell table:style-name="ce23" table:formula="of:=COUNTIF([.$C$2:.$C31];&quot;-\*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/>
          <table:table-cell table:style-name="ce14" office:value-type="string">
            <text:p>XXX</text:p>
          </table:table-cell>
          <table:table-cell table:style-name="ce23" table:formula="of:=SUM(sumOf_XXXs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/>
          <table:table-cell table:style-name="ce13" office:value-type="string">
            <text:p>total</text:p>
          </table:table-cell>
          <table:table-cell table:style-name="ce23" table:formula="of:=COUNTA([.$B$2:.$B31])" office:value-type="float" office:value="30">
            <text:p>3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/>
          <table:table-cell table:style-name="ce15" office:value-type="string">
            <text:p>blanks</text:p>
          </table:table-cell>
          <table:table-cell table:style-name="ce24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/>
          <table:table-cell table:style-name="ce14" office:value-type="string">
            <text:p>:m XXX</text:p>
          </table:table-cell>
          <table:table-cell table:style-name="ce23" table:formula="of:=COUNTIF([.$C$2:.$C31];XXX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/>
          <table:table-cell table:style-name="ce13" office:value-type="string">
            <text:p>:m music / log / kb / </text:p>
          </table:table-cell>
          <table:table-cell table:style-name="ce23" table:formula="of:=COUNTIF([.$C$2:.$C31];XXX_music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/>
          <table:table-cell table:style-name="ce13" office:value-type="string">
            <text:p>:m XXX</text:p>
          </table:table-cell>
          <table:table-cell table:style-name="ce23" table:formula="of:=COUNTIF([.$C$2:.$C31];&quot;:m XX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/>
          <table:table-cell table:style-name="ce13" office:value-type="string">
            <text:p>:m X-X</text:p>
          </table:table-cell>
          <table:table-cell table:style-name="ce23" table:formula="of:=COUNTIF([.$C$2:.$C31];&quot;:m X-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4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23" table:formula="of:=COUNTIF([.$C$2:.$C31];[.B3131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4"/>
          <table:table-cell table:style-name="ce13" office:value-type="string">
            <text:p>:bookmemo / 読んだ本 / 『』 / 著者=XXX</text:p>
          </table:table-cell>
          <table:table-cell table:style-name="ce23" table:formula="of:=COUNTIF([.$C$2:.$C31];[.B319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table:style-name="ce16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 office:value-type="string">
            <text:p>*</text:p>
          </table:table-cell>
          <table:table-cell table:style-name="ce9" office:value-type="string">
            <text:p>:m 1-2*5 RES / 245 / 『相対性理論』　メラー　永田恒夫、伊藤大介、訳 / p.81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食べた物　間食 / とうふ、切干、ひじき　魚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食べた物　間食 / とうふ、こんにゃく、切干、ひじき　魚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食べた物　間食 / ヨーグルト / +=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食べた物　間食 / 味噌スープ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食べた物　間食 / カップヌードル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お酒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足の裏 / 水虫 / 右足 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記録 / 身体 / 右足、かかと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記録 / 身体 / 右手、親指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記録 / 身体 / 鼻柱、根元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瞼の裏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瞼の裏 / 右目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記録 / 身体 / 口角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記録 / 身体 / 顔、ぶつけた跡、ケガ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記録 / 身体 / 瞼、ひび割れ / 左目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記録 / 身体 / 瞼、ひび割れ / 左目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耳、左 / 腫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記録 / 身体 / 目尻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記録 / 身体 / 足の裏 / ツボ押しのあと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髪の毛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9" office:value-type="string">
            <text:p>:m music / log / kb / s.1:free,N,flow,R=1 s.2:g.h.,N,R=2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10" office:value-type="string">
            <text:p>:m other / log / 寝る前　ウェブ閲覧　記録　（for オナニー） / 未了 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 office:value-type="string">
            <text:p>*</text:p>
          </table:table-cell>
          <table:table-cell table:style-name="ce11" office:value-type="string">
            <text:p>:m :PHOTO 起きた時刻 / 2019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:PHOTO 寝た時刻 / 2019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11" office:value-type="string">
            <text:p>:m other / log / 寝る前　ウェブ閲覧　記録 / 就寝前の、動画閲覧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diary / 20181124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見た夢 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17"/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diary / memo / 20181127 / やりたいこと / (K,)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diary / notes / 20181130 / (K,C,R,P,)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diary / diary / 20181206 / (K,C,P,R,)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9" office:value-type="string">
            <text:p>:m music / log / kb / score / free / id=GO9M / page.2 / block-2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/ daylog メモ / 190418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 office:value-type="string">
            <text:p>*</text:p>
          </table:table-cell>
          <table:table-cell table:style-name="ce18"/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art / dessin / D-17 8# / des.竹林、巻雲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tome/ (J*) / XXX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5" office:value-type="string">
            <text:p>:m :th / XXX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5" office:value-type="string">
            <text:p>:m :lets / action activity / やること / XXX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5" office:value-type="string">
            <text:p>:i FX / coding / XXX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5" office:value-type="string">
            <text:p>DELETE FROM ifm11 WHERE _id &lt;= 36673;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6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6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8">
          <table:table-cell/>
          <table:table-cell table:style-name="ce9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Steps 20190324_111241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col.E</text:p>
          </table:table-cell>
          <table:table-cell table:style-name="Default" office:value-type="string">
            <text:p>=F2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col.G</text:p>
          </table:table-cell>
          <table:table-cell table:style-name="Default" office:value-type="string">
            <text:p>copy to col.C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python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import random as rd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n = 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lo_RDINT = []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for s in range(1,n) : 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<text:s text:c="2"/>R = 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<text:s text:c="2"/>lo_RDINT.append(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print(lo_RDINT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http://www.sqlitetutorial.net/sqlite-insert/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54:Sheet1.C159" table:on-update-keep-styles="true" table:on-update-keep-size="false"/>
        <table:database-range table:name="XXX" table:target-range-address="Sheet1.B154:Sheet1.B154" table:on-update-keep-styles="true" table:on-update-keep-size="false"/>
        <table:database-range table:name="XXX_music" table:target-range-address="Sheet1.B155:Sheet1.B1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0">2019/07/30</text:date>, <text:time>11:04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7-30T11:04:49.68</dc:date>
    <dc:creator>iwabuchi ken</dc:creator>
    <meta:editing-duration>P10DT5H46M59S</meta:editing-duration>
    <meta:editing-cycles>4063</meta:editing-cycles>
    <meta:document-statistic meta:table-count="1" meta:cell-count="653" meta:object-count="0"/>
  </office:meta>
</office:document-meta>
</file>